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579d1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905cm" svg:height="1.015cm" svg:x="0.816cm" svg:y="2.814cm">
          <text:p text:style-name="P1"><text:span text:style-name="T1">T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529cm" svg:height="1.015cm" svg:x="4.091cm" svg:y="2.791cm">
          <text:p text:style-name="P1"><text:span text:style-name="T1">AES</text:span><text:span text:style-name="T2">EC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56cm" svg:height="1.015cm" svg:x="4.064cm" svg:y="5.035cm">
          <text:p text:style-name="P1"><text:span text:style-name="T1">FEK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855cm" svg:y1="1.55cm" svg:x2="5.855cm" svg:y2="2.791cm" draw:end-shape="id1" draw:end-glue-point="0" svg:d="M5855 1550v1241" svg:viewBox="0 0 1 1242">
          <text:p/>
        </draw:connector>
        <draw:connector draw:style-name="gr2" draw:text-style-name="P3" draw:layer="layout" draw:type="line" svg:x1="5.855cm" svg:y1="3.806cm" svg:x2="5.842cm" svg:y2="5.035cm" draw:start-shape="id1" draw:start-glue-point="2" draw:end-shape="id2" draw:end-glue-point="0" svg:d="M5855 3806l-13 1229" svg:viewBox="0 0 14 1230">
          <text:p/>
        </draw:connector>
        <draw:connector draw:style-name="gr2" draw:text-style-name="P3" draw:layer="layout" draw:type="line" svg:x1="2.721cm" svg:y1="3.321cm" svg:x2="4.091cm" svg:y2="3.298cm" draw:start-shape="id3" draw:end-shape="id1" svg:d="M2721 3321l1370-23" svg:viewBox="0 0 1371 24">
          <text:p/>
        </draw:connector>
        <draw:custom-shape draw:style-name="gr1" draw:text-style-name="P2" xml:id="id6" draw:id="id6" draw:layer="layout" svg:width="2.504cm" svg:height="1.015cm" svg:x="8.164cm" svg:y="5.035cm">
          <text:p text:style-name="P1"><text:span text:style-name="T1">Block I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16cm" svg:height="1.015cm" svg:x="11.164cm" svg:y="5.035cm">
          <text:p text:style-name="P1"><text:span text:style-name="T1">Block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52cm" svg:height="1.015cm" svg:x="5.408cm" svg:y="9.335cm">
          <text:p text:style-name="P1"><text:span text:style-name="T1">Block 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04cm" svg:height="1.015cm" svg:x="7.954cm" svg:y="9.335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999cm" svg:height="1.015cm" svg:x="10.454cm" svg:y="9.335cm">
          <text:p text:style-name="P1"><text:span text:style-name="T1">Encrypted Block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529cm" svg:height="1.015cm" svg:x="9.791cm" svg:y="7.191cm">
          <text:p text:style-name="P1"><text:span text:style-name="T1">AES</text:span><text:span text:style-name="T2">GC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744cm" svg:y1="6.05cm" svg:x2="11.555cm" svg:y2="7.191cm" draw:start-shape="id4" draw:start-glue-point="2" draw:end-shape="id5" draw:end-glue-point="0" svg:d="M12744 6050l-1189 1141" svg:viewBox="0 0 1190 1142">
          <text:p/>
        </draw:connector>
        <draw:connector draw:style-name="gr2" draw:text-style-name="P3" draw:layer="layout" draw:type="line" svg:x1="9.416cm" svg:y1="6.05cm" svg:x2="11.555cm" svg:y2="7.191cm" draw:start-shape="id6" draw:start-glue-point="2" draw:end-shape="id5" draw:end-glue-point="0" svg:d="M9416 6050l2139 1141" svg:viewBox="0 0 2140 1142">
          <text:p/>
        </draw:connector>
        <draw:connector draw:style-name="gr4" draw:text-style-name="P3" draw:layer="layout" draw:type="line" svg:x1="9.416cm" svg:y1="6.05cm" svg:x2="6.684cm" svg:y2="9.335cm" draw:start-shape="id6" draw:start-glue-point="2" draw:end-shape="id7" draw:end-glue-point="0" svg:d="M9416 6050l-2732 3285" svg:viewBox="0 0 2733 3286">
          <text:p/>
        </draw:connector>
        <draw:connector draw:style-name="gr2" draw:text-style-name="P3" draw:layer="layout" draw:type="line" svg:x1="11.555cm" svg:y1="8.206cm" svg:x2="9.206cm" svg:y2="9.335cm" draw:start-shape="id5" draw:start-glue-point="2" draw:end-shape="id8" draw:end-glue-point="0" svg:d="M11555 8206l-2349 1129" svg:viewBox="0 0 2350 1130">
          <text:p/>
        </draw:connector>
        <draw:connector draw:style-name="gr2" draw:text-style-name="P3" draw:layer="layout" draw:type="line" svg:x1="11.555cm" svg:y1="8.206cm" svg:x2="12.953cm" svg:y2="9.335cm" draw:start-shape="id5" draw:start-glue-point="2" draw:end-shape="id9" draw:end-glue-point="0" svg:d="M11555 8206l1398 1129" svg:viewBox="0 0 1399 1130">
          <text:p/>
        </draw:connector>
        <draw:frame draw:style-name="gr5" draw:text-style-name="P5" draw:layer="layout" svg:width="3.048cm" svg:height="0.889cm" svg:x="2.316cm" svg:y="9.398cm">
          <draw:text-box>
            <text:p text:style-name="P1"><text:span text:style-name="T3">Block File:</text:span></text:p>
          </draw:text-box>
        </draw:frame>
        <draw:custom-shape draw:style-name="gr1" draw:text-style-name="P2" draw:layer="layout" svg:width="3.556cm" svg:height="1.015cm" svg:x="4.077cm" svg:y="0.535cm">
          <text:p text:style-name="P1"><text:span text:style-name="T1">Encrypted FE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3cm" svg:height="1.015cm" svg:x="7.621cm" svg:y="0.53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921cm" svg:height="0.889cm" svg:x="1.029cm" svg:y="0.598cm">
          <draw:text-box>
            <text:p text:style-name="P1"><text:span text:style-name="T3">Meta File:</text:span></text:p>
          </draw:text-box>
        </draw:frame>
        <draw:connector draw:style-name="gr6" draw:text-style-name="P3" draw:layer="layout" draw:type="curve" svg:x1="5.842cm" svg:y1="6.05cm" svg:x2="9.791cm" svg:y2="7.698cm" draw:start-shape="id2" draw:start-glue-point="2" draw:end-shape="id5" draw:end-glue-point="3" svg:d="M5842 6050c0 1099 1316 1648 3949 1648" svg:viewBox="0 0 3950 1649">
          <text:p/>
        </draw:connector>
        <draw:frame draw:style-name="gr5" draw:text-style-name="P6" draw:layer="layout" svg:width="3.278cm" svg:height="0.889cm" svg:x="5.639cm" svg:y="1.751cm">
          <draw:text-box>
            <text:p text:style-name="P1"><text:span text:style-name="T4">Decry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date>2017-01-05T09:46:01.588875356</dc:date>
    <meta:editing-duration>PT1H47M35S</meta:editing-duration>
    <meta:editing-cycles>13</meta:editing-cycles>
    <meta:document-statistic meta:object-count="23"/>
  </office:meta>
</office:document-meta>
</file>